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6.25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124.75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17.69pt"/>
    </style:style>
    <style:style style:name="co7" style:family="table-column">
      <style:table-column-properties fo:break-before="auto" style:column-width="82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44.1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wrap-option="wrap" fo:border="0.06pt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Liberation Serif"/>
    </style:style>
    <style:style style:name="ce6" style:family="table-cell" style:parent-style-name="Default" style:data-style-name="N61">
      <style:table-cell-properties fo:border="0.06pt solid #000000"/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2" table:number-rows-spanned="1">
            <text:p>Cluster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luster 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luster 3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P-value</text:p>
          </table:table-cell>
          <table:table-cell table:style-name="ce1" office:value-type="string" calcext:value-type="string" table:number-columns-spanned="1" table:number-rows-spanned="2">
            <text:p>differences</text:p>
          </table:table-cell>
          <table:table-cell table:number-columns-repeated="1015"/>
        </table:table-row>
        <table:table-row table:style-name="ro1">
          <table:covered-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Variance</text:p>
          </table:table-cell>
          <table:covered-table-cell table:number-columns-repeated="2"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Ag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3.8394686775" calcext:value-type="float">
            <text:p>143.839468677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6.8690977092" calcext:value-type="float">
            <text:p>156.869097709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6.3031968032" calcext:value-type="float">
            <text:p>106.3031968032</text:p>
          </table:table-cell>
          <table:table-cell table:style-name="ce6" office:value-type="float" office:value="8.33171810827188E-032" calcext:value-type="float">
            <text:p>8.33E-32</text:p>
          </table:table-cell>
          <table:table-cell table:style-name="ce2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Ethnicity <text:s/>(Chinese, Eurasians,Indians,Malay,Others)</text:p>
          </table:table-cell>
          <table:table-cell table:style-name="ce2" office:value-type="string" calcext:value-type="string" table:number-columns-spanned="2" table:number-rows-spanned="1">
            <text:p>163 0 50 39 8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4 0 29 33 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41 1 18 14 4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<text:s/>Education.level(A Lvl <text:s text:c="2"/>Bachelor's Degree <text:s text:c="10"/>Diploma <text:s text:c="14"/>ITE <text:s text:c="10"/>Masters N Lvl <text:s text:c="13"/>None <text:s text:c="12"/>O Lvl <text:s text:c="13"/>Ph.D <text:s text:c="13"/>PSLE ) </text:p>
          </table:table-cell>
          <table:table-cell table:style-name="ce2" office:value-type="string" calcext:value-type="string" table:number-columns-spanned="2" table:number-rows-spanned="1">
            <text:p>25 75 74 27 19 17 11 72 1 1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 10 27 13 0 10 3 12 0 16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 1 10 2 3 4 5 24 0 26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Mobility (Trolley <text:s text:c="3"/>Walk-in Wheelchair )</text:p>
          </table:table-cell>
          <table:table-cell table:style-name="ce2" office:value-type="string" calcext:value-type="string" table:number-columns-spanned="2" table:number-rows-spanned="1">
            <text:p>26 299 1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8 71 1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4 52 12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<text:s/>Hypertension (No Yes)</text:p>
          </table:table-cell>
          <table:table-cell table:style-name="ce2" office:value-type="string" calcext:value-type="string" table:number-columns-spanned="2" table:number-rows-spanned="1">
            <text:p>321 1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91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3 65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Ischaemic.Heart (No Yes)</text:p>
          </table:table-cell>
          <table:table-cell table:style-name="ce2" office:value-type="string" calcext:value-type="string" table:number-columns-spanned="2" table:number-rows-spanned="1">
            <text:p>339 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93 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6 12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<text:s/>Current.Asthma (No Yes)</text:p>
          </table:table-cell>
          <table:table-cell table:style-name="ce2" office:value-type="string" calcext:value-type="string" table:number-columns-spanned="2" table:number-rows-spanned="1">
            <text:p>331 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5 7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5 13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<text:s/>Systemic.Corticosteroids (No Yes)</text:p>
          </table:table-cell>
          <table:table-cell table:style-name="ce2" office:value-type="string" calcext:value-type="string" table:number-columns-spanned="2" table:number-rows-spanned="1">
            <text:p>337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89 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76 2</text:p>
          </table:table-cell>
          <table:covered-table-cell table:style-name="ce2"/>
          <table:table-cell table:style-name="ce2" office:value-type="float" office:value="0.0204897551224388" calcext:value-type="float">
            <text:p>0.0204897551</text:p>
          </table:table-cell>
          <table:table-cell table:style-name="ce2" office:value-type="string" calcext:value-type="string">
            <text:p>1 -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Inhaled.Corticosteriods (No Yes)</text:p>
          </table:table-cell>
          <table:table-cell table:style-name="ce2" office:value-type="string" calcext:value-type="string" table:number-columns-spanned="2" table:number-rows-spanned="1">
            <text:p>333 6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9 2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74 4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<text:s/>Other.significant.premorbid.condition (No Yes)</text:p>
          </table:table-cell>
          <table:table-cell table:style-name="ce2" office:value-type="string" calcext:value-type="string" table:number-columns-spanned="2" table:number-rows-spanned="1">
            <text:p>261 7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1 3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7 41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HPLipid (No Yes)</text:p>
          </table:table-cell>
          <table:table-cell table:style-name="ce2" office:value-type="string" calcext:value-type="string" table:number-columns-spanned="2" table:number-rows-spanned="1">
            <text:p>331 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88 5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8 70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Any.comorbids (No Yes)</text:p>
          </table:table-cell>
          <table:table-cell table:style-name="ce2" office:value-type="string" calcext:value-type="string" table:number-columns-spanned="2" table:number-rows-spanned="1">
            <text:p>318 2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 9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 68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Charlson.Sco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21785272" calcext:value-type="float">
            <text:p>0.09217852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23001403" calcext:value-type="float">
            <text:p>0.22230014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986346986" calcext:value-type="float">
            <text:p>2.1986346986</text:p>
          </table:table-cell>
          <table:table-cell table:style-name="ce6" office:value-type="float" office:value="3.34765846951427E-080" calcext:value-type="float">
            <text:p>3.35E-80</text:p>
          </table:table-cell>
          <table:table-cell table:style-name="ce2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<text:s/>Fever.Dur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.109825278" calcext:value-type="float">
            <text:p>14.1098252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9039270687" calcext:value-type="float">
            <text:p>6.90392706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1443556444" calcext:value-type="float">
            <text:p>19.1443556444</text:p>
          </table:table-cell>
          <table:table-cell table:style-name="ce2" office:value-type="float" office:value="0.00767984496999899" calcext:value-type="float">
            <text:p>0.007679845</text:p>
          </table:table-cell>
          <table:table-cell table:style-name="ce2" office:value-type="string" calcext:value-type="string">
            <text:p>1 –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Sore.throat.Dur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1145380601" calcext:value-type="float">
            <text:p>90.11453806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345956054" calcext:value-type="float">
            <text:p>4.53459560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56976357" calcext:value-type="float">
            <text:p>14.356976357</text:p>
          </table:table-cell>
          <table:table-cell table:style-name="ce2" office:value-type="float" office:value="0.00181046411347381" calcext:value-type="float">
            <text:p>0.0018104641</text:p>
          </table:table-cell>
          <table:table-cell table:style-name="ce2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<text:s/>Difficult.breathing.SOB.Dur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.9773961006" calcext:value-type="float">
            <text:p>196.9773961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1769518467" calcext:value-type="float">
            <text:p>18.17695184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517482517" calcext:value-type="float">
            <text:p>2.2517482517</text:p>
          </table:table-cell>
          <table:table-cell table:style-name="ce6" office:value-type="float" office:value="0.000000000162865106574387" calcext:value-type="float">
            <text:p>1.63E-10</text:p>
          </table:table-cell>
          <table:table-cell table:style-name="ce2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<text:s/>Body.Ache.Dur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804070447" calcext:value-type="float">
            <text:p>1.48040704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225338943" calcext:value-type="float">
            <text:p>0.22253389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664668665" calcext:value-type="float">
            <text:p>0.8664668665</text:p>
          </table:table-cell>
          <table:table-cell table:style-name="ce2" office:value-type="float" office:value="0.0371098365821512" calcext:value-type="float">
            <text:p>0.0371098366</text:p>
          </table:table-cell>
          <table:table-cell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<text:s/>Time.from.earliest.onset.on.ED.visi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7.492817371" calcext:value-type="float">
            <text:p>937.49281737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9.2477793361" calcext:value-type="float">
            <text:p>189.24777933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8.4370629371" calcext:value-type="float">
            <text:p>288.4370629371</text:p>
          </table:table-cell>
          <table:table-cell table:style-name="ce2" office:value-type="float" office:value="0.0497496743850815" calcext:value-type="float">
            <text:p>0.0497496744</text:p>
          </table:table-cell>
          <table:table-cell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<text:s/>Pendal.edema (No Yes)</text:p>
          </table:table-cell>
          <table:table-cell table:style-name="ce2" office:value-type="string" calcext:value-type="string" table:number-columns-spanned="2" table:number-rows-spanned="1">
            <text:p>339 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91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77 1</text:p>
          </table:table-cell>
          <table:covered-table-cell table:style-name="ce2"/>
          <table:table-cell table:style-name="ce2" office:value-type="float" office:value="0.0444777611194403" calcext:value-type="float">
            <text:p>0.0444777611</text:p>
          </table:table-cell>
          <table:table-cell table:style-name="ce2" office:value-type="string" calcext:value-type="string">
            <text:p>1 –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Pharynx...Injected (No Yes)</text:p>
          </table:table-cell>
          <table:table-cell table:style-name="ce2" office:value-type="string" calcext:value-type="string" table:number-columns-spanned="2" table:number-rows-spanned="1">
            <text:p>238 10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80 1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4 14</text:p>
          </table:table-cell>
          <table:covered-table-cell table:style-name="ce2"/>
          <table:table-cell table:style-name="ce2" office:value-type="float" office:value="0.00249875062468766" calcext:value-type="float">
            <text:p>0.0024987506</text:p>
          </table:table-cell>
          <table:table-cell table:style-name="ce2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Examination.of.Lung...Result (No Yes)</text:p>
          </table:table-cell>
          <table:table-cell table:style-name="ce2" office:value-type="string" calcext:value-type="string" table:number-columns-spanned="2" table:number-rows-spanned="1">
            <text:p>327 12</text:p>
          </table:table-cell>
          <table:covered-table-cell table:style-name="ce2"/>
          <table:table-cell table:style-name="ce2" office:value-type="string" calcext:value-type="string">
            <text:p>70 2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71 7</text:p>
          </table:table-cell>
          <table:covered-table-cell table:style-name="ce2"/>
          <table:table-cell table:style-name="ce2" office:value-type="float" office:value="0.000499750124937531" calcext:value-type="float">
            <text:p>0.0004997501</text:p>
          </table:table-cell>
          <table:table-cell table:style-name="ce2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SaO2..lowest.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16.6444467717" calcext:value-type="float">
            <text:p>116.644446771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24.8373071529" calcext:value-type="float">
            <text:p>824.837307152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96.6773226773" calcext:value-type="float">
            <text:p>496.6773226773</text:p>
          </table:table-cell>
          <table:table-cell table:style-name="ce6" office:value-type="float" office:value="0.00000219228087854788" calcext:value-type="float">
            <text:p>2.19E-06</text:p>
          </table:table-cell>
          <table:table-cell table:style-name="ce2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Travel.overseas (No Yes)</text:p>
          </table:table-cell>
          <table:table-cell table:style-name="ce2" office:value-type="string" calcext:value-type="string" table:number-columns-spanned="2" table:number-rows-spanned="1">
            <text:p>236 10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76 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5 13</text:p>
          </table:table-cell>
          <table:covered-table-cell table:style-name="ce2"/>
          <table:table-cell table:style-name="ce2" office:value-type="float" office:value="0.00849575212393803" calcext:value-type="float">
            <text:p>0.0084957521</text:p>
          </table:table-cell>
          <table:table-cell table:style-name="ce2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Influenza.vaccination.over.the.past.year. (No Yes)</text:p>
          </table:table-cell>
          <table:table-cell table:style-name="ce2" office:value-type="string" calcext:value-type="string" table:number-columns-spanned="2" table:number-rows-spanned="1">
            <text:p>280 59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8 25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7 21</text:p>
          </table:table-cell>
          <table:covered-table-cell table:style-name="ce2"/>
          <table:table-cell table:style-name="ce2" office:value-type="float" office:value="0.0484757621189405" calcext:value-type="float">
            <text:p>0.0484757621</text:p>
          </table:table-cell>
          <table:table-cell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<text:s/>Cumulative.no..of.cigarette.stick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0242016.468555" calcext:value-type="float">
            <text:p>650242016.4685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73133018.79383" calcext:value-type="float">
            <text:p>2473133018.793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75252529.07093" calcext:value-type="float">
            <text:p>2275252529.07093</text:p>
          </table:table-cell>
          <table:table-cell table:style-name="ce6" office:value-type="float" office:value="0.00000535946616265177" calcext:value-type="float">
            <text:p>5.36E-06</text:p>
          </table:table-cell>
          <table:table-cell table:style-name="ce2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1:20:43.455291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8-11-21T11:25:13.807983522</dc:date>
    <meta:editing-duration>PT9M39S</meta:editing-duration>
    <meta:editing-cycles>5</meta:editing-cycles>
    <meta:document-statistic meta:table-count="1" meta:cell-count="189" meta:object-count="0"/>
  </office:meta>
</office:document-meta>
</file>